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paragraph-rsid="00012575" style:font-size-asian="14pt" style:font-size-complex="14p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font-style="italic" fo:font-weight="bold" officeooo:paragraph-rsid="00012575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P6" style:family="paragraph" style:parent-style-name="Text_20_body" style:list-style-name="L1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7" style:family="paragraph" style:parent-style-name="Text_20_body" style:list-style-name="L2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8" style:family="paragraph" style:parent-style-name="Text_20_body" style:list-style-name="L3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9" style:family="paragraph" style:parent-style-name="Text_20_body" style:list-style-name="L4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0" style:family="paragraph" style:parent-style-name="Text_20_body" style:list-style-name="L5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1" style:family="paragraph" style:parent-style-name="Text_20_body" style:list-style-name="L6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2" style:family="paragraph" style:parent-style-name="Text_20_body" style:list-style-name="L7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3" style:family="paragraph" style:parent-style-name="Text_20_body" style:list-style-name="L8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4" style:family="paragraph" style:parent-style-name="Text_20_body" style:list-style-name="L9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5" style:family="paragraph" style:parent-style-name="Text_20_body" style:list-style-name="L10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6" style:family="paragraph" style:parent-style-name="Text_20_body" style:list-style-name="L11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7" style:family="paragraph" style:parent-style-name="Text_20_body" style:list-style-name="L12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8" style:family="paragraph" style:parent-style-name="Text_20_body" style:list-style-name="L13">
      <style:paragraph-properties fo:margin-left="1.27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P19" style:family="paragraph" style:parent-style-name="Text_20_body">
      <style:paragraph-properties fo:margin-left="2.54cm" fo:margin-right="0cm" fo:margin-top="0cm" fo:margin-bottom="0cm" loext:contextual-spacing="false" fo:text-indent="0cm" style:auto-text-indent="false" fo:padding="0cm" fo:border="none"/>
      <style:text-properties fo:font-size="14pt" style:font-size-asian="14pt" style:font-size-complex="14pt" loext:padding="0cm" loext:border="none"/>
    </style:style>
    <style:style style:name="T1" style:family="text">
      <style:text-properties fo:language="tr" fo:country="TR"/>
    </style:style>
    <style:style style:name="T2" style:family="text">
      <style:text-properties fo:language="tr" fo:country="TR" officeooo:rsid="00012575"/>
    </style:style>
    <style:style style:name="T3" style:family="text">
      <style:text-properties fo:language="tr" fo:country="TR" fo:font-style="italic" style:font-style-asian="italic" style:font-style-complex="italic"/>
    </style:style>
    <style:style style:name="T4" style:family="text">
      <style:text-properties fo:language="tr" fo:country="TR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tr" fo:country="TR" fo:font-style="italic" fo:font-weight="bold" officeooo:rsid="00012575" style:font-style-asian="italic" style:font-weight-asian="bold" style:font-style-complex="italic" style:font-weight-complex="bold"/>
    </style:style>
    <style:style style:name="T6" style:family="text">
      <style:text-properties fo:language="tr" fo:country="TR" fo:font-weight="bold" style:font-weight-asian="bold" style:font-weight-complex="bold"/>
    </style:style>
    <style:style style:name="T7" style:family="text">
      <style:text-properties fo:language="tr" fo:country="TR" fo:font-weight="bold" officeooo:rsid="0001257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K-A</text:span></text:p>
      <text:p text:style-name="P2"/>
      <text:p text:style-name="P2"><text:span text:style-name="T1"><text:tab/> </text:span><text:span text:style-name="T4">Sistemin çalışacağı bilgisayarlar üzerinde gerekli olan minimum donanımsal sistem gereksinimleri:</text:span></text:p>
      <text:p text:style-name="P2"><text:span text:style-name="T1"/></text:p>
      <text:list xml:id="list518744562" text:style-name="L1">
        <text:list-item>
          <text:p text:style-name="P6"><text:span text:style-name="T1">512 </text:span><text:span text:style-name="T2">m</text:span><text:span text:style-name="T1">b ram bellek</text:span></text:p>
        </text:list-item>
      </text:list>
      <text:list xml:id="list460425563" text:style-name="L2">
        <text:list-item>
          <text:p text:style-name="P7"><text:span text:style-name="T1">128 mb ekran kartı</text:span></text:p>
        </text:list-item>
      </text:list>
      <text:list xml:id="list1480554312" text:style-name="L3">
        <text:list-item>
          <text:p text:style-name="P8"><text:span text:style-name="T1">350 mb sabit disk alanı</text:span></text:p>
        </text:list-item>
      </text:list>
      <text:p text:style-name="P2"/>
      <text:p text:style-name="P4"><text:span text:style-name="T1">EK-B</text:span></text:p>
      <text:p text:style-name="P2"><text:span text:style-name="T1"><text:tab/></text:span><text:span text:style-name="T4">Sistemin çalışacağı bilgisayarlar üzerinde gerekli olan yazılımsal sistem gereksinimleri:</text:span></text:p>
      <text:p text:style-name="P2"><text:span text:style-name="T1"/></text:p>
      <text:list xml:id="list2407053514" text:style-name="L4">
        <text:list-item>
          <text:p text:style-name="P9"><text:span text:style-name="T1">Windows İşletim Sistemi (Windows 7 ve üzeri)</text:span></text:p>
        </text:list-item>
      </text:list>
      <text:list xml:id="list289327232" text:style-name="L5">
        <text:list-item>
          <text:p text:style-name="P10"><text:span text:style-name="T1">Güncel .net framework sürümü (4.6.1)</text:span></text:p>
        </text:list-item>
      </text:list>
      <text:list xml:id="list853645131" text:style-name="L6">
        <text:list-item>
          <text:p text:style-name="P11"><text:span text:style-name="T1">MS-SQL Server Express altyapısı.</text:span></text:p>
        </text:list-item>
      </text:list>
      <text:p text:style-name="P2"/>
      <text:p text:style-name="P4"><text:span text:style-name="T1">EK-C</text:span></text:p>
      <text:p text:style-name="P3"><text:span text:style-name="T1"/></text:p>
      <text:p text:style-name="P3"><text:span text:style-name="T1"><text:tab/> </text:span><text:span text:style-name="T4">Sistemin üzerinde oluşabilecek güvenlik açıklarına ilişkin aşağıdaki maddeler ile koruma tahsis edil</text:span><text:span text:style-name="T5">ecektir</text:span><text:span text:style-name="T4">.</text:span></text:p>
      <text:p text:style-name="P5"/>
      <text:list xml:id="list97772583" text:style-name="L7">
        <text:list-item>
          <text:p text:style-name="P12"><text:span text:style-name="T1">SQL injection ve türevleri için parametrese</text:span><text:span text:style-name="T2">l </text:span><text:span text:style-name="T1">önlemler alınarak bunların önüne geçil</text:span><text:span text:style-name="T2">ecektir</text:span><text:span text:style-name="T1">.</text:span></text:p>
        </text:list-item>
      </text:list>
      <text:list xml:id="list3165808734" text:style-name="L8">
        <text:list-item>
          <text:p text:style-name="P13"><text:span text:style-name="T1">Kullanıcı şifreleri sistem üzerinde MD5 hash ile şifrelenerek saklan</text:span><text:span text:style-name="T2">acaktır.</text:span></text:p>
        </text:list-item>
      </text:list>
      <text:p text:style-name="P19"/>
      <text:p text:style-name="P4"><text:span text:style-name="T1">EK-D</text:span></text:p>
      <text:p text:style-name="P2"><text:span text:style-name="T1"><text:tab/> </text:span><text:span text:style-name="T4">Sistemin üzerinde aşağıdaki modüller mevcuttur.</text:span></text:p>
      <text:p text:style-name="P2"/>
      <text:list xml:id="list71700110" text:style-name="L9">
        <text:list-item>
          <text:p text:style-name="P14"><text:span text:style-name="T1">Stok işlemleri (Ekle-Güncelle-Sil-Detaylandır)</text:span></text:p>
        </text:list-item>
      </text:list>
      <text:list xml:id="list2191733859" text:style-name="L10">
        <text:list-item>
          <text:p text:style-name="P15"><text:span text:style-name="T1">Demirbaş İşlemleri (Ekle-Güncelle-Sil-Detaylandır)</text:span></text:p>
        </text:list-item>
      </text:list>
      <text:list xml:id="list2714164571" text:style-name="L11">
        <text:list-item>
          <text:p text:style-name="P16"><text:span text:style-name="T1">Personel İşlemleri (Ekle-Güncelle-Sil-Detaylandır)</text:span></text:p>
        </text:list-item>
      </text:list>
      <text:list xml:id="list3534353521" text:style-name="L12">
        <text:list-item>
          <text:p text:style-name="P17"><text:span text:style-name="T1">Oda İşlemleri (Ekle-Güncelle-Sil-Detaylandır)</text:span></text:p>
        </text:list-item>
      </text:list>
      <text:list xml:id="list451209927" text:style-name="L13">
        <text:list-item>
          <text:p text:style-name="P18"><text:span text:style-name="T1">Oda Demirbaş İşlemleri (Ekle-Güncelle-Sil-Detaylandır-Raporla)</text:span></text:p>
        </text:list-item>
      </text:list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22:56:51.653000000</meta:creation-date>
    <dc:date>2018-12-26T23:01:06.647000000</dc:date>
    <meta:editing-duration>PT4M15S</meta:editing-duration>
    <meta:editing-cycles>1</meta:editing-cycles>
    <meta:document-statistic meta:table-count="0" meta:image-count="0" meta:object-count="0" meta:page-count="1" meta:paragraph-count="21" meta:word-count="118" meta:character-count="980" meta:non-whitespace-character-count="889"/>
    <meta:generator>LibreOffice/6.0.1.1$Windows_X86_64 LibreOffice_project/60bfb1526849283ce2491346ed2aa51c465abfe6</meta:generator>
  </office:meta>
</office:document-meta>
</file>